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5.5cm"/>
    </style:style>
    <style:style style:name="gr4" style:family="graphic" style:parent-style-name="standard">
      <style:graphic-properties draw:textarea-horizontal-align="justify" draw:textarea-vertical-align="middle" draw:auto-grow-height="false" fo:min-height="3.125cm" fo:min-width="5.501cm"/>
    </style:style>
    <style:style style:name="gr5" style:family="graphic" style:parent-style-name="standard">
      <style:graphic-properties svg:stroke-color="#ff6600" draw:fill-color="#ffff99" draw:textarea-horizontal-align="justify" draw:textarea-vertical-align="middle" draw:auto-grow-height="false" fo:min-height="0.6cm" fo:min-width="3.02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6600"/>
    </style:style>
    <style:style style:name="P4" style:family="paragraph">
      <loext:graphic-properties draw:fill-color="#ffff99"/>
      <style:paragraph-properties fo:text-align="center"/>
      <style:text-properties fo:color="#ff6600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CD Libre (bibliopuce)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chitecture et Conce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3 Ti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Navigateur Web (Firefox)</text:p>
              </text:list-item>
              <text:list-item>
                <text:p><text:s/>Serveur (NodeJS)</text:p>
              </text:list-item>
              <text:list-item>
                <text:p><text:s/>Base de Données (MySQL)</text:p>
              </text:list-item>
            </text:list>
          </draw:text-box>
        </draw:frame>
        <draw:custom-shape draw:style-name="gr2" draw:text-style-name="P2" draw:layer="layout" svg:width="3.8cm" svg:height="5.2cm" svg:x="1.2cm" svg:y="13.2cm">
          <text:p text:style-name="P2">(1)<text:line-break/>Navigateur </text:p>
          <text:p text:style-name="P2">Web<text:line-break/>(Firefox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cm" svg:x="9.6cm" svg:y="12.8cm">
          <text:p text:style-name="P2">(2)<text:line-break/>Serveur NodeJ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5.4cm" svg:x="20.2cm" svg:y="13.1cm">
          <text:p text:style-name="P2">(3)<text:line-break/>Base de données<text:line-break/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4.4cm" svg:height="1.7cm" svg:x="5.1cm" svg:y="14.95cm">
          <text:p text:style-name="P3">HTT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4.4cm" svg:height="1.7cm" svg:x="15.7cm" svg:y="14.95cm">
          <text:p text:style-name="P3"><text:span text:style-name="T1">npm mysq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34:14.024000000</meta:creation-date>
    <dc:date>2017-03-10T11:43:48.134000000</dc:date>
    <meta:editing-duration>PT9M33S</meta:editing-duration>
    <meta:editing-cycles>3</meta:editing-cycles>
    <meta:generator>LibreOffice/5.1.6.2$Windows_x86 LibreOffice_project/07ac168c60a517dba0f0d7bc7540f5afa45f0909</meta:generator>
    <meta:document-statistic meta:object-count="34"/>
  </office:meta>
</office:document-meta>
</file>